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rsid="00165eb3" officeooo:paragraph-rsid="00165eb3" style:font-size-asian="12.25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4pt" officeooo:rsid="00165eb3" officeooo:paragraph-rsid="00165eb3" style:font-size-asian="12.25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8pt" officeooo:rsid="00165eb3" officeooo:paragraph-rsid="00165eb3" style:font-size-asian="18pt" style:font-size-complex="18pt"/>
    </style:style>
    <style:style style:name="P4" style:family="paragraph" style:parent-style-name="Standard">
      <style:paragraph-properties fo:margin-left="0cm" fo:margin-right="1.838cm" fo:margin-top="0.007cm" fo:margin-bottom="0cm" loext:contextual-spacing="false" fo:line-height="113%" fo:text-align="start" style:justify-single-word="false" fo:text-indent="0cm" style:auto-text-indent="false"/>
      <style:text-properties fo:font-size="14pt" officeooo:rsid="00165eb3" officeooo:paragraph-rsid="0019a46d" style:font-size-asian="14pt" style:font-size-complex="14pt"/>
    </style:style>
    <style:style style:name="P5" style:family="paragraph" style:parent-style-name="Standard">
      <style:paragraph-properties fo:margin-left="0cm" fo:margin-right="1.838cm" fo:margin-top="0.007cm" fo:margin-bottom="0cm" loext:contextual-spacing="false" fo:line-height="113%" fo:text-align="start" style:justify-single-word="false" fo:text-indent="0cm" style:auto-text-indent="false"/>
      <style:text-properties fo:font-size="14pt" officeooo:rsid="0019a46d" officeooo:paragraph-rsid="0019a46d" style:font-size-asian="14pt" style:font-size-complex="14pt" style:text-scale="105%"/>
    </style:style>
    <style:style style:name="P6" style:family="paragraph" style:parent-style-name="Standard">
      <style:paragraph-properties fo:text-align="start" style:justify-single-word="false"/>
      <style:text-properties fo:font-size="14pt" officeooo:rsid="001a3ee6" officeooo:paragraph-rsid="001e050e" style:font-size-asian="12.25pt" style:font-size-complex="14pt"/>
    </style:style>
    <style:style style:name="P7" style:family="paragraph" style:parent-style-name="Standard">
      <style:paragraph-properties fo:text-align="start" style:justify-single-word="false"/>
      <style:text-properties fo:font-size="14pt" officeooo:rsid="001d3e64" officeooo:paragraph-rsid="001d3e64" style:font-size-asian="12.25pt" style:font-size-complex="14pt"/>
    </style:style>
    <style:style style:name="P8" style:family="paragraph" style:parent-style-name="Standard">
      <style:paragraph-properties fo:text-align="start" style:justify-single-word="false"/>
      <style:text-properties fo:font-size="14pt" officeooo:rsid="001e050e" officeooo:paragraph-rsid="001e050e" style:font-size-asian="12.25pt" style:font-size-complex="14pt"/>
    </style:style>
    <style:style style:name="P9" style:family="paragraph" style:parent-style-name="Standard">
      <style:paragraph-properties fo:text-align="start" style:justify-single-word="false"/>
      <style:text-properties fo:font-size="14pt" officeooo:rsid="001e050e" officeooo:paragraph-rsid="001fc7cd" style:font-size-asian="12.25pt" style:font-size-complex="14pt"/>
    </style:style>
    <style:style style:name="P10" style:family="paragraph" style:parent-style-name="Standard">
      <style:paragraph-properties fo:text-align="start" style:justify-single-word="false"/>
      <style:text-properties fo:font-size="14pt" officeooo:rsid="001fc7cd" officeooo:paragraph-rsid="001fc7cd" style:font-size-asian="12.25pt" style:font-size-complex="14pt"/>
    </style:style>
    <style:style style:name="T1" style:family="text">
      <style:text-properties officeooo:rsid="0017e1b9"/>
    </style:style>
    <style:style style:name="T2" style:family="text">
      <style:text-properties style:font-name="Tahoma" fo:letter-spacing="-0.005cm" fo:font-weight="bold" style:font-weight-asian="bold" style:text-scale="105%"/>
    </style:style>
    <style:style style:name="T3" style:family="text">
      <style:text-properties style:font-name="Tahoma" fo:letter-spacing="-0.026cm" fo:font-weight="bold" style:font-weight-asian="bold" style:text-scale="105%"/>
    </style:style>
    <style:style style:name="T4" style:family="text">
      <style:text-properties style:font-name="Tahoma" fo:font-weight="bold" style:font-weight-asian="bold" style:text-scale="105%"/>
    </style:style>
    <style:style style:name="T5" style:family="text">
      <style:text-properties style:font-name="Tahoma" fo:letter-spacing="-0.064cm" fo:font-weight="bold" style:font-weight-asian="bold" style:text-scale="105%"/>
    </style:style>
    <style:style style:name="T6" style:family="text">
      <style:text-properties style:font-name="Tahoma" fo:letter-spacing="-0.062cm" fo:font-weight="bold" style:font-weight-asian="bold" style:text-scale="105%"/>
    </style:style>
    <style:style style:name="T7" style:family="text">
      <style:text-properties fo:letter-spacing="-0.005cm" style:text-scale="105%"/>
    </style:style>
    <style:style style:name="T8" style:family="text">
      <style:text-properties style:text-scale="105%"/>
    </style:style>
    <style:style style:name="T9" style:family="text">
      <style:text-properties fo:letter-spacing="-0.037cm" style:text-scale="105%"/>
    </style:style>
    <style:style style:name="T10" style:family="text">
      <style:text-properties fo:letter-spacing="-0.035cm" style:text-scale="105%"/>
    </style:style>
    <style:style style:name="T11" style:family="text">
      <style:text-properties fo:letter-spacing="-0.004cm" style:text-scale="105%"/>
    </style:style>
    <style:style style:name="T12" style:family="text">
      <style:text-properties officeooo:rsid="001d3e64"/>
    </style:style>
    <style:style style:name="T13" style:family="text">
      <style:text-properties officeooo:rsid="001e050e"/>
    </style:style>
    <style:style style:name="T14" style:family="text">
      <style:text-properties officeooo:rsid="001fc7c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ROJET BATAILLE</text:p>
      <text:p text:style-name="P3"/>
      <text:p text:style-name="P1"/>
      <text:p text:style-name="P2">Notre projet <text:span text:style-name="T1">est une représentation sous la forme d’algor</text:span><text:span text:style-name="T12">i</text:span><text:span text:style-name="T1">thmes avec le langage python du célèbre jeu de carte nommé « bataille ».</text:span></text:p>
      <text:p text:style-name="P4"><text:span text:style-name="T7">L’</text:span><text:span text:style-name="T2">objectif</text:span><text:span text:style-name="T3"> </text:span><text:span text:style-name="T8">de</text:span><text:span text:style-name="T9"> </text:span><text:span text:style-name="T8">ce</text:span><text:span text:style-name="T10"> </text:span><text:span text:style-name="T8">projet</text:span><text:span text:style-name="T9"> </text:span><text:span text:style-name="T8">est</text:span><text:span text:style-name="T9"> </text:span><text:span text:style-name="T8">de</text:span><text:span text:style-name="T10"> </text:span><text:span text:style-name="T8">réaliser</text:span><text:span text:style-name="T9"> </text:span><text:span text:style-name="T8">un</text:span><text:span text:style-name="T10"> </text:span><text:span text:style-name="T4">jeu</text:span><text:span text:style-name="T5"> </text:span><text:span text:style-name="T4">de</text:span><text:span text:style-name="T5"> </text:span><text:span text:style-name="T4">bataille</text:span><text:span text:style-name="T6"> </text:span><text:span text:style-name="T8">comprenant</text:span><text:span text:style-name="T9"> </text:span><text:span text:style-name="T4">4</text:span><text:span text:style-name="T6"> </text:span><text:span text:style-name="T4">classes</text:span><text:span text:style-name="T6"> </text:span><text:span text:style-name="T8">dans</text:span><text:span text:style-name="T9"> </text:span><text:span text:style-name="T8">des</text:span><text:span text:style-name="T10"> </text:span><text:span text:style-name="T4">4</text:span><text:span text:style-name="T5"> </text:span><text:span text:style-name="T4">fichiers</text:span><text:span text:style-name="T5"> </text:span><text:span text:style-name="T4">distincts</text:span><text:span text:style-name="T6"> </text:span><text:span text:style-name="T8">et un programme principale utilisant ces</text:span><text:span text:style-name="T11"> </text:span><text:span text:style-name="T8">classes.</text:span></text:p>
      <text:p text:style-name="P5">Si vous ne connaissez pas le jeu, je vous invite à cliquer sur le lien ci-dessous pour en apprendre plus sur le jeu de la bataille ainsi que les règles du jeu :</text:p>
      <text:p text:style-name="P2"><text:a xlink:type="simple" xlink:href="https://regle.net/bataille-de-cartes/#Les_regles_de_la_bataille_de_cartes" text:style-name="Internet_20_link" text:visited-style-name="Visited_20_Internet_20_Link">https://regle.net/bataille-de-cartes/#Les_regles_de_la_bataille_de_cartes</text:a></text:p>
      <text:p text:style-name="P2"/>
      <text:p text:style-name="P6">Notre code reprends donc le jeu de la bataille sous la forme de 4 algor<text:span text:style-name="T12">i</text:span>thmes mis en relation: <text:span text:style-name="T12">classe carte(pour définir la valeur des cartes </text:span><text:span text:style-name="T13">et créer le jeu</text:span><text:span text:style-name="T12">),classe joueur(le nombre de joueur à ajouter dans le jeu), classe bataille( classe qui va gérer le combat en suivant les règles) et enfin la classe jeu cartes( classe qui lance le jeu </text:span><text:span text:style-name="T13">et qui distribue les cartes)</text:span>.</text:p>
      <text:p text:style-name="P6"/>
      <text:p text:style-name="P6"><text:s/>Le premier <text:span text:style-name="T13">classe carte </text:span>pour créer un jeu de carte virtuel. <text:span text:style-name="T12">Vous pouvez le consulter ci-dessous:</text:span></text:p>
      <text:p text:style-name="P7"/>
      <text:p text:style-name="P7"/>
      <text:p text:style-name="P7">algorithme classe carte a insérer.</text:p>
      <text:p text:style-name="P7"/>
      <text:p text:style-name="P7"/>
      <text:p text:style-name="P7"/>
      <text:p text:style-name="P7"/>
      <text:p text:style-name="P7"/>
      <text:p text:style-name="P8">Le deuxième classe joueur pour créer une partie avec un certain nombre de joueur. Vous pouvez le consulter ci-dessous :</text:p>
      <text:p text:style-name="P8"/>
      <text:p text:style-name="P8"/>
      <text:p text:style-name="P8"/>
      <text:p text:style-name="P8">algorithmes classe joueur à insérer :</text:p>
      <text:p text:style-name="P8"/>
      <text:p text:style-name="P8"/>
      <text:p text:style-name="P8"/>
      <text:p text:style-name="P8"/>
      <text:p text:style-name="P9">Le troisième classe <text:span text:style-name="T14">bataille qui va gérer la partie en suivant les règles. Vous pouvez le consulter ci-dessous :</text:span></text:p>
      <text:p text:style-name="P9"/>
      <text:p text:style-name="P9"><text:soft-page-break/><text:span text:style-name="T14">algorithme classe bataille à insérer.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pan text:style-name="T14">Enfin, le quatrième classe jeu carte qui va lancer le jeu et distribuer le cartes. Vous pouvez le consulter ci-dessous :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algorithme classe jeu carte à insérer.</text:p>
      <text:p text:style-name="P10"/>
      <text:p text:style-name="P10"/>
      <text:p text:style-name="P10"/>
      <text:p text:style-name="P10"/>
      <text:p text:style-name="P10"/>
      <text:p text:style-name="P10"><text:s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2-11T09:02:21.489000000</meta:creation-date>
    <dc:date>2020-12-15T11:17:16.149000000</dc:date>
    <meta:editing-duration>PT10M37S</meta:editing-duration>
    <meta:editing-cycles>2</meta:editing-cycles>
    <meta:generator>LibreOffice/6.4.2.2$Windows_X86_64 LibreOffice_project/4e471d8c02c9c90f512f7f9ead8875b57fcb1ec3</meta:generator>
    <meta:document-statistic meta:table-count="0" meta:image-count="0" meta:object-count="0" meta:page-count="2" meta:paragraph-count="15" meta:word-count="248" meta:character-count="1503" meta:non-whitespace-character-count="1267"/>
  </office:meta>
</office:document-meta>
</file>